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7e44e"/>
    </style:style>
    <style:style style:name="P2" style:family="paragraph" style:parent-style-name="_5f_text">
      <style:text-properties officeooo:paragraph-rsid="00442316"/>
    </style:style>
    <style:style style:name="P3" style:family="paragraph" style:parent-style-name="_5f_text">
      <style:text-properties style:font-name="Calibri Light" fo:font-size="10pt" fo:language="ru" fo:country="RU" fo:font-weight="250" officeooo:rsid="0046189d" officeooo:paragraph-rsid="0046189d"/>
    </style:style>
    <style:style style:name="P4" style:family="paragraph" style:parent-style-name="_5f_text">
      <style:text-properties style:font-name="Calibri Light" fo:font-size="10pt" fo:language="ru" fo:country="RU" fo:font-weight="250" officeooo:rsid="004a69ce" officeooo:paragraph-rsid="004a69ce"/>
    </style:style>
    <style:style style:name="P5" style:family="paragraph" style:parent-style-name="_5f_text">
      <style:text-properties officeooo:rsid="0046189d" officeooo:paragraph-rsid="0046189d"/>
    </style:style>
    <style:style style:name="P6" style:family="paragraph" style:parent-style-name="_5f_text">
      <style:text-properties officeooo:paragraph-rsid="00486aff"/>
    </style:style>
    <style:style style:name="P7" style:family="paragraph" style:parent-style-name="_5f_text">
      <style:text-properties officeooo:rsid="00486aff" officeooo:paragraph-rsid="00486aff"/>
    </style:style>
    <style:style style:name="P8" style:family="paragraph" style:parent-style-name="_5f_code">
      <style:text-properties officeooo:paragraph-rsid="004fcb66"/>
    </style:style>
    <style:style style:name="P9" style:family="paragraph" style:parent-style-name="_5f_text">
      <style:text-properties style:font-name="Calibri Light" fo:font-size="10pt" fo:language="ru" fo:country="RU" fo:font-weight="250" officeooo:rsid="00442316" officeooo:paragraph-rsid="00442316"/>
    </style:style>
    <style:style style:name="P10" style:family="paragraph" style:parent-style-name="_5f_text">
      <style:text-properties style:font-name="Calibri Light" fo:font-size="10pt" fo:language="ru" fo:country="RU" fo:font-weight="250" officeooo:rsid="0048b103" officeooo:paragraph-rsid="0048b103"/>
    </style:style>
    <style:style style:name="P11" style:family="paragraph" style:parent-style-name="_5f_text">
      <style:text-properties style:font-name="Calibri Light" fo:font-size="10pt" fo:language="ru" fo:country="RU" fo:font-weight="250" officeooo:rsid="004eb8e1" officeooo:paragraph-rsid="004f118b"/>
    </style:style>
    <style:style style:name="P12" style:family="paragraph" style:parent-style-name="_5f_text">
      <style:text-properties fo:language="ru" fo:country="RU" officeooo:rsid="004c7c54" officeooo:paragraph-rsid="004cbb83"/>
    </style:style>
    <style:style style:name="P13" style:family="paragraph" style:parent-style-name="_5f_text">
      <style:text-properties officeooo:rsid="004d3aad" officeooo:paragraph-rsid="004d3aad"/>
    </style:style>
    <style:style style:name="P14" style:family="paragraph" style:parent-style-name="_5f_text">
      <style:text-properties officeooo:paragraph-rsid="004eb8e1"/>
    </style:style>
    <style:style style:name="P15" style:family="paragraph" style:parent-style-name="_5f_text">
      <style:text-properties officeooo:paragraph-rsid="004f118b"/>
    </style:style>
    <style:style style:name="T1" style:family="text">
      <style:text-properties fo:language="en" fo:country="US" officeooo:rsid="004a69ce"/>
    </style:style>
    <style:style style:name="T2" style:family="text">
      <style:text-properties fo:language="en" fo:country="US" officeooo:rsid="004cbb83"/>
    </style:style>
    <style:style style:name="T3" style:family="text">
      <style:text-properties fo:language="en" fo:country="US" officeooo:rsid="004fcb66"/>
    </style:style>
    <style:style style:name="T4" style:family="text">
      <style:text-properties officeooo:rsid="00442316"/>
    </style:style>
    <style:style style:name="T5" style:family="text">
      <style:text-properties style:font-name="Calibri Light" fo:font-size="10pt" fo:font-weight="250" officeooo:rsid="00442316"/>
    </style:style>
    <style:style style:name="T6" style:family="text">
      <style:text-properties style:font-name="Calibri Light" fo:font-size="10pt" fo:language="en" fo:country="US" fo:font-weight="250" officeooo:rsid="00442316"/>
    </style:style>
    <style:style style:name="T7" style:family="text">
      <style:text-properties style:font-name="Calibri Light" fo:font-size="10pt" fo:language="ru" fo:country="RU" fo:font-weight="250"/>
    </style:style>
    <style:style style:name="T8" style:family="text">
      <style:text-properties style:font-name="Calibri Light" fo:font-size="10pt" fo:language="ru" fo:country="RU" fo:font-weight="250" officeooo:rsid="00442316"/>
    </style:style>
    <style:style style:name="T9" style:family="text">
      <style:text-properties style:font-name="Calibri Light" fo:font-size="10pt" fo:language="ru" fo:country="RU" fo:font-weight="250" officeooo:rsid="0047e44e"/>
    </style:style>
    <style:style style:name="T10" style:family="text">
      <style:text-properties style:font-name="Calibri Light" fo:font-size="10pt" fo:language="ru" fo:country="RU" fo:font-weight="250" officeooo:rsid="00486aff"/>
    </style:style>
    <style:style style:name="T11" style:family="text">
      <style:text-properties style:font-name="Calibri Light" fo:font-size="10pt" fo:language="ru" fo:country="RU" fo:font-weight="250" officeooo:rsid="004875fc"/>
    </style:style>
    <style:style style:name="T12" style:family="text">
      <style:text-properties style:font-name="Calibri Light" fo:font-size="10pt" fo:language="ru" fo:country="RU" fo:font-weight="250" officeooo:rsid="0048b103"/>
    </style:style>
    <style:style style:name="T13" style:family="text">
      <style:text-properties style:font-name="Calibri Light" fo:font-size="10pt" fo:language="ru" fo:country="RU" fo:font-weight="250" officeooo:rsid="004a69ce"/>
    </style:style>
    <style:style style:name="T14" style:family="text">
      <style:text-properties style:font-name="Calibri Light" fo:font-size="10pt" fo:language="ru" fo:country="RU" fo:font-weight="250" officeooo:rsid="004b91a3"/>
    </style:style>
    <style:style style:name="T15" style:family="text">
      <style:text-properties style:font-name="Calibri Light" fo:font-size="10pt" fo:language="ru" fo:country="RU" fo:font-weight="250" officeooo:rsid="004cbb83"/>
    </style:style>
    <style:style style:name="T16" style:family="text">
      <style:text-properties style:font-name="Calibri Light" fo:font-size="10pt" fo:language="ru" fo:country="RU" fo:font-weight="250" officeooo:rsid="004ea0b9"/>
    </style:style>
    <style:style style:name="T17" style:family="text">
      <style:text-properties style:font-name="Calibri Light" fo:font-size="10pt" fo:language="ru" fo:country="RU" fo:font-weight="250" officeooo:rsid="004d3aad"/>
    </style:style>
    <style:style style:name="T18" style:family="text">
      <style:text-properties style:font-name="Calibri Light" fo:font-size="10pt" fo:language="ru" fo:country="RU" fo:font-weight="250" officeooo:rsid="004eb8e1"/>
    </style:style>
    <style:style style:name="T19" style:family="text">
      <style:text-properties style:font-name="Calibri Light" fo:font-size="10pt" fo:language="ru" fo:country="RU" fo:font-weight="250" officeooo:rsid="004f118b"/>
    </style:style>
    <style:style style:name="T20" style:family="text">
      <style:text-properties fo:language="ru" fo:country="RU" officeooo:rsid="004cbb83"/>
    </style:style>
    <style:style style:name="T21" style:family="text">
      <style:text-properties officeooo:rsid="004eb8e1"/>
    </style:style>
    <style:style style:name="T22" style:family="text">
      <style:text-properties officeooo:rsid="004f1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Что есть Bootstrap?</text:p>
      <text:p text:style-name="P14"><text:span text:style-name="T20">Готовые </text:span><text:span text:style-name="T2">CSS </text:span><text:span text:style-name="T20">для оформления компонентов. Кроме этого программы на </text:span><text:span text:style-name="T2">jq </text:span><text:span text:style-name="T20">и </text:span><text:span text:style-name="T2">js </text:span><text:span text:style-name="T20">для </text:span><text:span text:style-name="T15">динамического оформления кода. </text:span><text:span text:style-name="T16">Есть две библиотеки </text:span><text:span text:style-name="T17">react-bootstrap </text:span><text:span text:style-name="T16">и </text:span><text:span text:style-name="T17">bootstrap</text:span><text:span text:style-name="T16">. В <text:s/></text:span><text:span text:style-name="T17">react-bootstrap </text:span><text:span text:style-name="T16">есть ещё компоненты <text:s/></text:span><text:span text:style-name="T17">react, </text:span><text:span text:style-name="T16">которые можно задействовать. <text:s/></text:span><text:span text:style-name="T17">Bootstrap — </text:span><text:span text:style-name="T18">ванильный без модификаций от создателей.</text:span></text:p>
      <text:p text:style-name="P14"><text:span text:style-name="T18">Чтобы заработало нужно загрузить библиотеки.</text:span></text:p>
      <text:p text:style-name="_5f_code">npm install bootstrap --<text:span text:style-name="T3">save</text:span></text:p>
      <text:p text:style-name="P15"><text:span text:style-name="T19">Если нужно компонет типа Collapse, то нужно загрузить </text:span><text:span text:style-name="T17">jquery и popper.js, но они нужны только для JS-части Bootstrap.</text:span></text:p>
      <text:p text:style-name="P8">npm install jquery popper.js --<text:span text:style-name="T3">save</text:span></text:p>
      <text:p text:style-name="P11">импортировать</text:p>
      <text:p text:style-name="_5f_code">import "bootstrap/dist/css/bootstrap.min.css";</text:p>
      <text:p text:style-name="P14"><text:span text:style-name="T18">и назначить классы из </text:span><text:span text:style-name="T17">bootstrap</text:span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4"><text:span text:style-name="T17"/></text:p>
      <text:p text:style-name="P13"><text:span text:style-name="T7">Импортируем командой</text:span></text:p>
      <text:p text:style-name="_5f_text">Bootstrap — <text:span text:style-name="T4">библиотека классов дизайнерского оформления.</text:span></text:p>
      <text:p text:style-name="_5f_text">https://bootstrap-4.ru/</text:p>
      <text:p text:style-name="P2"><text:span text:style-name="T4">Для использования нужно воспроизвести </text:span><text:span text:style-name="T5">структуру как описано в мануале.</text:span></text:p>
      <text:p text:style-name="P2"><text:span text:style-name="T5">Присоединить библиотеку к </text:span><text:span text:style-name="T6">html </text:span><text:span text:style-name="T8">файлу.</text:span></text:p>
      <text:p text:style-name="P9">Нужно следить чтобы имена классов приложения и библиотеки не пересекались.</text:p>
      <text:p text:style-name="P5"><text:span text:style-name="T7">Сайт </text:span><text:a xlink:type="simple" xlink:href="https://getbootstrap.com/" text:style-name="Internet_20_link" text:visited-style-name="Visited_20_Internet_20_Link"><text:span text:style-name="T7">https://getbootstrap.com/</text:span></text:a></text:p>
      <text:p text:style-name="P3">Например у нас уже имеется кусок кода.</text:p>
      <text:p text:style-name="P1">…</text:p>
      <text:p text:style-name="_5f_code">import "bootstrap/dist/css/bootstrap.min.css";</text:p>
      <text:p text:style-name="P1">…</text:p>
      <text:p text:style-name="P1"><text:s text:c="8"/>&lt;nav className="navbar navbar-expand navbar-dark bg-dark"&gt;</text:p>
      <text:p text:style-name="_5f_code"><text:s text:c="10"/>&lt;a href="/tutorials" className="navbar-brand"&gt;</text:p>
      <text:p text:style-name="_5f_code"><text:s text:c="12"/>bezKoder</text:p>
      <text:p text:style-name="_5f_code"><text:s text:c="10"/>&lt;/a&gt;</text:p>
      <text:p text:style-name="_5f_code"><text:s text:c="10"/>&lt;div className="navbar-nav mr-auto"&gt;</text:p>
      <text:p text:style-name="_5f_code"><text:s text:c="12"/>&lt;li className="nav-item"&gt;</text:p>
      <text:p text:style-name="_5f_code"><text:s text:c="14"/>&lt;Link to={"/tutorials"} className="nav-link"&gt;</text:p>
      <text:p text:style-name="_5f_code"><text:s text:c="16"/>Tutorials</text:p>
      <text:p text:style-name="_5f_code"><text:s text:c="14"/>&lt;/Link&gt;</text:p>
      <text:p text:style-name="_5f_code"><text:s text:c="12"/>&lt;/li&gt;</text:p>
      <text:p text:style-name="_5f_code"><text:s text:c="12"/>&lt;li className="nav-item"&gt;</text:p>
      <text:p text:style-name="_5f_code"><text:s text:c="14"/>&lt;Link to={"/add"} className="nav-link"&gt;</text:p>
      <text:p text:style-name="_5f_code"><text:s text:c="16"/>Add</text:p>
      <text:p text:style-name="_5f_code"><text:s text:c="14"/>&lt;/Link&gt;</text:p>
      <text:p text:style-name="_5f_code"><text:s text:c="12"/>&lt;/li&gt;</text:p>
      <text:p text:style-name="_5f_code"><text:s text:c="10"/>&lt;/div&gt;</text:p>
      <text:p text:style-name="_5f_code"><text:s text:c="8"/>&lt;/nav&gt;</text:p>
      <text:p text:style-name="_5f_code">…</text:p>
      <text:p text:style-name="P6"><text:span text:style-name="T9">Видим что библиотека подключена. </text:span><text:span text:style-name="T10">Видим классы navbar navbar-expand navbar-dark bg-dark. Предполпгаем, что это из </text:span><text:span text:style-name="T11">библиотеки</text:span><text:span text:style-name="T10"> Заходим на сайт в раздел документации:</text:span></text:p>
      <text:p text:style-name="P6"><text:a xlink:type="simple" xlink:href="https://getbootstrap.com/docs/4.5/getting-started/introduction/" text:style-name="Internet_20_link" text:visited-style-name="Visited_20_Internet_20_Link"><text:span text:style-name="T10">https://getbootstrap.com/docs/4.5/getting-started/introduction/</text:span></text:a></text:p>
      <text:p text:style-name="P7"><text:span text:style-name="T7">В поле поиска вводим navbar-expand. Выбираем компоненты. </text:span><text:span text:style-name="T12">Читаем документацию по навбарам. Не смысла что-то здесь </text:span><text:span text:style-name="T14">писать</text:span><text:span text:style-name="T12">, повторяя документацию. Коротко </text:span></text:p>
      <text:p text:style-name="P10">navbar - обертка</text:p>
      <text:p text:style-name="P10"><text:s/>navbar-expand — рачтяжка можно .navbar-expand{-sm|-md|-lg|-xl}</text:p>
      <text:p text:style-name="P10"><text:s/>navbar-dark - цвет</text:p>
      <text:p text:style-name="P10"><text:s/>bg-dark — цвет фона</text:p>
      <text:p text:style-name="P7"><text:span text:style-name="T12">navbar-brand — </text:span><text:span text:style-name="T13">отдельно ссылка на бренд компании</text:span></text:p>
      <text:p text:style-name="P7">.navbar-nav для навигации полной высоты (включая выпадающие элементы).</text:p>
      <text:p text:style-name="P3"><text:span text:style-name="T1">M</text:span>r-auto - ??????</text:p>
      <text:p text:style-name="P4"><text:soft-page-break/>ну и т. д. Там много всего.</text:p>
      <text:p text:style-name="P3"/>
      <text:p text:style-name="P3"/>
      <text:p text:style-name="P9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1T17:18:38.321000000</dc:date>
    <meta:editing-duration>PT5H52M49S</meta:editing-duration>
    <meta:editing-cycles>38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9" meta:word-count="237" meta:character-count="2210" meta:non-whitespace-character-count="1808"/>
  </office:meta>
</office:document-meta>
</file>